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134a" officeooo:paragraph-rsid="001c134a"/>
    </style:style>
    <style:style style:name="P2" style:family="paragraph" style:parent-style-name="Standard">
      <style:text-properties officeooo:paragraph-rsid="001c134a"/>
    </style:style>
    <style:style style:name="P3" style:family="paragraph" style:parent-style-name="Standard">
      <style:text-properties officeooo:rsid="001d0dc2" officeooo:paragraph-rsid="001d0dc2"/>
    </style:style>
    <style:style style:name="T1" style:family="text">
      <style:text-properties officeooo:rsid="001c134a"/>
    </style:style>
    <style:style style:name="T2" style:family="text">
      <style:text-properties style:font-name="Liberation Serif" officeooo:rsid="001c134a"/>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c134a" style:font-size-asian="12pt" style:font-size-complex="12pt"/>
    </style:style>
    <style:style style:name="T5" style:family="text">
      <style:text-properties style:font-name="Liberation Serif" fo:font-size="12pt" officeooo:rsid="001d0dc2"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Mahendra Duwal Shrestha</text:p>
      <text:p text:style-name="P3">CS 560</text:p>
      <text:p text:style-name="P3">Fast File System For UNIX</text:p>
      <text:p text:style-name="P3"/>
      <text:p text:style-name="P2"><text:span text:style-name="T1">The paper </text:span><text:span text:style-name="T2">was</text:span><text:span text:style-name="T1"> written by </text:span><text:span text:style-name="T3">Marshall McKusick, William Joy, Samuel Leffler, </text:span><text:span text:style-name="T4">a</text:span><text:span text:style-name="T3">nd Robert Fabry, </text:span><text:span text:style-name="T4">Computer Systems Research Group. The authors think existing file system in UNIX system needs to be upgraded and talks about improvements in the file systems to generate larger throughput and high performance of file system. </text:span></text:p>
      <text:p text:style-name="P2"><text:span text:style-name="T4"/></text:p>
      <text:p text:style-name="P1"><text:span text:style-name="T3">The file system they proposed in the paper have file divided into cylinders and blocks, block size increased to 4 MB. A block is further divided into fragments to avoid wastage of space. Fragments increased book keeping in the system though. </text:span><text:span text:style-name="T5">The file system discussed takes parameters to identify and adjust according to hardware of the system. This technique increased performance of the system and the authors backed it by their experiments and results.</text:span></text:p>
      <text:p text:style-name="P3"><text:span text:style-name="T3">This file system is totally based on UNIX system.</text:span></text:p>
      <text:p text:style-name="P2"><text:span text:style-name="T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3:15:06.633298765</meta:creation-date>
    <dc:date>2015-03-12T23:37:38.342032508</dc:date>
    <meta:editing-duration>PT6M51S</meta:editing-duration>
    <meta:editing-cycles>1</meta:editing-cycles>
    <meta:document-statistic meta:table-count="0" meta:image-count="0" meta:object-count="0" meta:page-count="1" meta:paragraph-count="6" meta:word-count="142" meta:character-count="873" meta:non-whitespace-character-count="736"/>
    <meta:generator>LibreOffice/4.2.7.2$Linux_X86_64 LibreOffice_project/420m0$Build-2</meta:generator>
  </office:meta>
</office:document-meta>
</file>